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75fa" officeooo:paragraph-rsid="000675fa"/>
    </style:style>
    <style:style style:name="P2" style:family="paragraph" style:parent-style-name="Standard" style:list-style-name="L4">
      <style:text-properties officeooo:rsid="0007a091" officeooo:paragraph-rsid="0007a091"/>
    </style:style>
    <style:style style:name="P3" style:family="paragraph" style:parent-style-name="Standard" style:list-style-name="L4">
      <style:text-properties officeooo:rsid="0008d20d" officeooo:paragraph-rsid="00093266"/>
    </style:style>
    <style:style style:name="P4" style:family="paragraph" style:parent-style-name="Standard" style:list-style-name="L4">
      <style:text-properties officeooo:rsid="00093266" officeooo:paragraph-rsid="00093266"/>
    </style:style>
    <style:style style:name="T1" style:family="text">
      <style:text-properties officeooo:rsid="0008d20d"/>
    </style:style>
    <style:style style:name="T2" style:family="text">
      <style:text-properties officeooo:rsid="00093266"/>
    </style:style>
    <style:style style:name="T3" style:family="text">
      <style:text-properties officeooo:rsid="000a9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Miller</text:p>
      <text:p text:style-name="P1">Midterm Project Test Plan</text:p>
      <text:p text:style-name="P1">CMPSC 122</text:p>
      <text:p text:style-name="P1"/>
      <text:list xml:id="list271676256" text:style-name="L4">
        <text:list-item>
          <text:p text:style-name="P2">Reading string input from the user</text:p>
          <text:list>
            <text:list-item>
              <text:p text:style-name="P2">A map is used to correlate the input to an integer, the string is then checked to see if it is a valid key in the corresponding map. If the input string is not valid, the user is notified and prompted for input again. If the input string is valid, the user is then allowed to proceed.</text:p>
            </text:list-item>
            <text:list-item>
              <text:p text:style-name="P2">All commands are not case sensitive. The program automatically converts the input string to lower case and then checks if it is a valid key in the corresponding map. If <text:span text:style-name="T1">the input string contains values other than letters it is properly handled and the user is notified.</text:span></text:p>
            </text:list-item>
          </text:list>
        </text:list-item>
        <text:list-item>
          <text:p text:style-name="P3">Adding a car to the binary search tree. </text:p>
          <text:list>
            <text:list-item>
              <text:p text:style-name="P3"><text:span text:style-name="T2">The user must add a car which is not already in the binary search tree. If the car name which is entered is already in the tree then the user will be notified and asked to input a different name. The must also enter one or more attributes for the car. If the user does not enter any attributes then they will be notified and asked to enter at least one.</text:span></text:p>
            </text:list-item>
          </text:list>
        </text:list-item>
        <text:list-item>
          <text:p text:style-name="P4">Checking if any cars in the binary search tree have a specific feature</text:p>
          <text:list>
            <text:list-item>
              <text:p text:style-name="P4">The user will input a string. There will the be a new search tree which is created based on which cars have the specific feature. This prevents <text:span text:style-name="T3">an error being throw if the root of the binary search tree is deleted. That new tree is then checked if there is only one car left or if there still needs to be more searching to be don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0:19:58.992899450</meta:creation-date>
    <dc:date>2020-04-28T13:38:57.827091299</dc:date>
    <meta:editing-duration>PT2H38M28S</meta:editing-duration>
    <meta:editing-cycles>3</meta:editing-cycles>
    <meta:generator>LibreOffice/6.0.7.3$Linux_X86_64 LibreOffice_project/00m0$Build-3</meta:generator>
    <meta:document-statistic meta:table-count="0" meta:image-count="0" meta:object-count="0" meta:page-count="1" meta:paragraph-count="10" meta:word-count="283" meta:character-count="1442" meta:non-whitespace-character-count="1175"/>
  </office:meta>
</office:document-meta>
</file>